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50fa" officeooo:paragraph-rsid="000e50fa"/>
    </style:style>
    <style:style style:name="P2" style:family="paragraph" style:parent-style-name="Standard">
      <style:paragraph-properties fo:text-align="start" style:justify-single-word="false"/>
      <style:text-properties officeooo:rsid="000e50fa" officeooo:paragraph-rsid="000e50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g Pregulman</text:p>
      <text:p text:style-name="P1">EECS 678</text:p>
      <text:p text:style-name="P1">Lab 02</text:p>
      <text:p text:style-name="P1"/>
      <text:p text:style-name="P2"><text:tab/>The problem with the original code was that the_printed_command_except_trap that was being freed on line 3673 was being set to be the_printed_command as opposed to savestring(the_printed_command). I believe the savestring command stores the content of the_printed_command instead of setting the address the way it was being used in the original code.</text:p>
      <text:p text:style-name="P2"><text:tab/>The problem was diagnosed in GDB by using the given break point and then stepping through the code. After receiving some hints, it was made evident that there was a savestring missing on line 3673. Step next was used a lot and it helped to be able to view where I was in the code.</text:p>
      <text:p text:style-name="P2"><text:tab/>Adding the function should properly change the content of the target location as opposed to changing the address of the target location. I am relatively confident that this is the correct solution since it seems to make given test command generate the desired outp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Pregulman</meta:initial-creator>
    <meta:creation-date>2014-02-24T16:21:21.095034001</meta:creation-date>
    <dc:date>2014-02-24T16:29:11.572321947</dc:date>
    <dc:creator>Gregory Pregulman</dc:creator>
    <meta:editing-duration>P0D</meta:editing-duration>
    <meta:editing-cycles>1</meta:editing-cycles>
    <meta:document-statistic meta:table-count="0" meta:image-count="0" meta:object-count="0" meta:page-count="1" meta:paragraph-count="6" meta:word-count="156" meta:character-count="928" meta:non-whitespace-character-count="775"/>
    <meta:generator>LibreOffice/4.1.4.2$Linux_X86_64 LibreOffice_project/410$Build-2</meta:generator>
  </office:meta>
</office:document-meta>
</file>